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36in"/>
    </style:style>
    <style:style style:name="co3" style:family="table-column">
      <style:table-column-properties fo:break-before="auto" style:column-width="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016in" fo:break-before="auto" style:use-optimal-row-height="true"/>
    </style:style>
    <style:style style:name="ro3" style:family="table-row">
      <style:table-row-properties style:row-height="0.12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 style:data-style-name="N119">
      <style:text-properties fo:font-size="6pt" style:font-size-asian="6pt" style:font-size-complex="6pt"/>
    </style:style>
    <style:style style:name="ce3" style:family="table-cell" style:parent-style-name="Default" style:data-style-name="N122">
      <style:text-properties fo:font-size="6pt" style:font-size-asian="6pt" style:font-size-complex="6pt"/>
    </style:style>
    <style:style style:name="ce4" style:family="table-cell" style:parent-style-name="Default" style:data-style-name="N121">
      <style:text-properties fo:font-size="6pt" style:font-size-asian="6pt" style:font-size-complex="6pt"/>
    </style:style>
    <style:style style:name="ce5" style:family="table-cell" style:parent-style-name="Default">
      <style:table-cell-properties fo:border-bottom="none" fo:background-color="#ff9999" fo:border-left="0.0008in solid #000000" fo:border-right="none" fo:border-top="0.0008in solid #000000"/>
      <style:text-properties fo:font-size="6pt" style:font-size-asian="6pt" style:font-size-complex="6pt"/>
    </style:style>
    <style:style style:name="ce6" style:family="table-cell" style:parent-style-name="Default">
      <style:table-cell-properties fo:border-bottom="none" fo:background-color="#ff9999" fo:border-left="0.0008in solid #000000" fo:border-right="none" fo:border-top="none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0008in solid #000000" fo:background-color="#ff9999" fo:border-left="0.0008in solid #000000" fo:border-right="none" fo:border-top="none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fo:background-color="#ff9999" fo:border-left="none" fo:border-right="0.0008in solid #000000" fo:border-top="0.0008in solid #000000"/>
      <style:text-properties fo:font-size="6pt" style:font-size-asian="6pt" style:font-size-complex="6pt"/>
    </style:style>
    <style:style style:name="ce9" style:family="table-cell" style:parent-style-name="Default" style:data-style-name="N117">
      <style:table-cell-properties fo:border-bottom="none" fo:background-color="#ff9999" fo:border-left="none" fo:border-right="0.0008in solid #000000" fo:border-top="none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string">
            <text:p>PSI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string">
            <text:p>V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number-columns-repeated="4"/>
          <table:table-cell office:value-type="float" office:value="1000">
            <text:p>1000</text:p>
          </table:table-cell>
          <table:table-cell/>
          <table:table-cell table:formula="of:=1/120000" office:value-type="float" office:value="0.00000833333333333333">
            <text:p>8.33333333333333E-006</text:p>
          </table:table-cell>
          <table:table-cell table:number-columns-repeated="2"/>
          <table:table-cell>
            <draw:frame table:end-cell-address="Sheet1.Q38" table:end-x="0.4685in" table:end-y="0.0843in" draw:z-index="0" draw:style-name="gr1" draw:text-style-name="P1" svg:width="6.2988in" svg:height="3.5547in" svg:x="0.3929in" svg:y="0.0843in">
              <draw:object draw:notify-on-update-of-ranges="Sheet1.H4:Sheet1.H4 Sheet1.H5:Sheet1.H68 Sheet1.I4:Sheet1.I4 Sheet1.I5:Sheet1.I6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Freq</text:p>
          </table:table-cell>
          <table:table-cell office:value-type="string">
            <text:p>Sensor V/PSI (<text:a xlink:href="mailto:50PSI@4V">50PSI@4V</text:a>)</text:p>
          </table:table-cell>
          <table:table-cell office:value-type="string">
            <text:p>Pump PSI/V</text:p>
          </table:table-cell>
          <table:table-cell office:value-type="string">
            <text:p>Compensation Gain</text:p>
          </table:table-cell>
          <table:table-cell office:value-type="string">
            <text:p>Compensation Integrator</text:p>
          </table:table-cell>
          <table:table-cell office:value-type="string">
            <text:p>Compensation Diff</text:p>
          </table:table-cell>
          <table:table-cell table:style-name="ce5" office:value-type="string">
            <text:p>Freq</text:p>
          </table:table-cell>
          <table:table-cell table:style-name="ce8" office:value-type="string">
            <text:p>LoopGain (T)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.1">
            <text:p>0.1</text:p>
          </table:table-cell>
          <table:table-cell table:style-name="ce2" table:formula="of:=20*LOG(4/50*1/(1+1/120000*2*PI()*[.B5]))" office:value-type="float" office:value="-21.9382457392539">
            <text:p>-21.9382457393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5]))" office:value-type="float" office:value="-4.23478730592393">
            <text:p>-4.2348</text:p>
          </table:table-cell>
          <table:table-cell table:style-name="ce4" table:formula="of:=20*LOG(1+[.$G$3]*2*PI()*[.B5])" office:value-type="float" office:value="0.0000454790927313056">
            <text:p>0.00005</text:p>
          </table:table-cell>
          <table:table-cell table:style-name="ce6" table:formula="of:=[.B5]" office:value-type="float" office:value="0.1">
            <text:p>0.1</text:p>
          </table:table-cell>
          <table:table-cell table:style-name="ce9" table:formula="of:=[.C5]+[.D5]++[.E5]+[.F5]+[.G5]" office:value-type="float" office:value="51.3282377017489">
            <text:p>51.3282377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.2">
            <text:p>0.2</text:p>
          </table:table-cell>
          <table:table-cell table:style-name="ce2" table:formula="of:=20*LOG(4/50*1/(1+1/120000*2*PI()*[.B6]))" office:value-type="float" office:value="-21.9382912181085">
            <text:p>-21.9382912181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6]))" office:value-type="float" office:value="-7.06923432829615">
            <text:p>-7.0692</text:p>
          </table:table-cell>
          <table:table-cell table:style-name="ce4" table:formula="of:=20*LOG(1+[.$G$3]*2*PI()*[.B6])" office:value-type="float" office:value="0.0000909579473365088">
            <text:p>0.00009</text:p>
          </table:table-cell>
          <table:table-cell table:style-name="ce6" table:formula="of:=[.B6]" office:value-type="float" office:value="0.2">
            <text:p>0.2</text:p>
          </table:table-cell>
          <table:table-cell table:style-name="ce9" table:formula="of:=[.C6]+[.D6]++[.E6]+[.F6]+[.G6]" office:value-type="float" office:value="48.4937906793767">
            <text:p>48.4937906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.3">
            <text:p>0.3</text:p>
          </table:table-cell>
          <table:table-cell table:style-name="ce2" table:formula="of:=20*LOG(4/50*1/(1+1/120000*2*PI()*[.B7]))" office:value-type="float" office:value="-21.9383366967249">
            <text:p>-21.9383366967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7]))" office:value-type="float" office:value="-9.2027826497937">
            <text:p>-9.2028</text:p>
          </table:table-cell>
          <table:table-cell table:style-name="ce4" table:formula="of:=20*LOG(1+[.$G$3]*2*PI()*[.B7])" office:value-type="float" office:value="0.000136436563816175">
            <text:p>0.00014</text:p>
          </table:table-cell>
          <table:table-cell table:style-name="ce6" table:formula="of:=[.B7]" office:value-type="float" office:value="0.3">
            <text:p>0.3</text:p>
          </table:table-cell>
          <table:table-cell table:style-name="ce9" table:formula="of:=[.C7]+[.D7]++[.E7]+[.F7]+[.G7]" office:value-type="float" office:value="46.3602423578792">
            <text:p>46.3602423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.4">
            <text:p>0.4</text:p>
          </table:table-cell>
          <table:table-cell table:style-name="ce2" table:formula="of:=20*LOG(4/50*1/(1+1/120000*2*PI()*[.B8]))" office:value-type="float" office:value="-21.9383821751033">
            <text:p>-21.9383821751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8]))" office:value-type="float" office:value="-10.9142407379757">
            <text:p>-10.9142</text:p>
          </table:table-cell>
          <table:table-cell table:style-name="ce4" table:formula="of:=20*LOG(1+[.$G$3]*2*PI()*[.B8])" office:value-type="float" office:value="0.000181914942176654">
            <text:p>0.00018</text:p>
          </table:table-cell>
          <table:table-cell table:style-name="ce6" table:formula="of:=[.B8]" office:value-type="float" office:value="0.4">
            <text:p>0.4</text:p>
          </table:table-cell>
          <table:table-cell table:style-name="ce9" table:formula="of:=[.C8]+[.D8]++[.E8]+[.F8]+[.G8]" office:value-type="float" office:value="44.6487842696972">
            <text:p>44.6487842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.5">
            <text:p>0.5</text:p>
          </table:table-cell>
          <table:table-cell table:style-name="ce2" table:formula="of:=20*LOG(4/50*1/(1+1/120000*2*PI()*[.B9]))" office:value-type="float" office:value="-21.9384276532435">
            <text:p>-21.9384276532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9]))" office:value-type="float" office:value="-12.3433476323471">
            <text:p>-12.3433</text:p>
          </table:table-cell>
          <table:table-cell table:style-name="ce4" table:formula="of:=20*LOG(1+[.$G$3]*2*PI()*[.B9])" office:value-type="float" office:value="0.000227393082418511">
            <text:p>0.00023</text:p>
          </table:table-cell>
          <table:table-cell table:style-name="ce6" table:formula="of:=[.B9]" office:value-type="float" office:value="0.5">
            <text:p>0.5</text:p>
          </table:table-cell>
          <table:table-cell table:style-name="ce9" table:formula="of:=[.C9]+[.D9]++[.E9]+[.F9]+[.G9]" office:value-type="float" office:value="43.2196773753257">
            <text:p>43.2196773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.6">
            <text:p>0.6</text:p>
          </table:table-cell>
          <table:table-cell table:style-name="ce2" table:formula="of:=20*LOG(4/50*1/(1+1/120000*2*PI()*[.B10]))" office:value-type="float" office:value="-21.9384731311457">
            <text:p>-21.9384731311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10]))" office:value-type="float" office:value="-13.5702058511413">
            <text:p>-13.5702</text:p>
          </table:table-cell>
          <table:table-cell table:style-name="ce4" table:formula="of:=20*LOG(1+[.$G$3]*2*PI()*[.B10])" office:value-type="float" office:value="0.00027287098454424">
            <text:p>0.00027</text:p>
          </table:table-cell>
          <table:table-cell table:style-name="ce6" table:formula="of:=[.B10]" office:value-type="float" office:value="0.6">
            <text:p>0.6</text:p>
          </table:table-cell>
          <table:table-cell table:style-name="ce9" table:formula="of:=[.C10]+[.D10]++[.E10]+[.F10]+[.G10]" office:value-type="float" office:value="41.9928191565316">
            <text:p>41.9928191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.7">
            <text:p>0.7</text:p>
          </table:table-cell>
          <table:table-cell table:style-name="ce2" table:formula="of:=20*LOG(4/50*1/(1+1/120000*2*PI()*[.B11]))" office:value-type="float" office:value="-21.9385186088097">
            <text:p>-21.9385186088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11]))" office:value-type="float" office:value="-14.6450272296244">
            <text:p>-14.6450</text:p>
          </table:table-cell>
          <table:table-cell table:style-name="ce4" table:formula="of:=20*LOG(1+[.$G$3]*2*PI()*[.B11])" office:value-type="float" office:value="0.000318348648554406">
            <text:p>0.00032</text:p>
          </table:table-cell>
          <table:table-cell table:style-name="ce6" table:formula="of:=[.B11]" office:value-type="float" office:value="0.7">
            <text:p>0.7</text:p>
          </table:table-cell>
          <table:table-cell table:style-name="ce9" table:formula="of:=[.C11]+[.D11]++[.E11]+[.F11]+[.G11]" office:value-type="float" office:value="40.9179977780485">
            <text:p>40.9179977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.8">
            <text:p>0.8</text:p>
          </table:table-cell>
          <table:table-cell table:style-name="ce2" table:formula="of:=20*LOG(4/50*1/(1+1/120000*2*PI()*[.B12]))" office:value-type="float" office:value="-21.9385640862356">
            <text:p>-21.9385640862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12]))" office:value-type="float" office:value="-15.6013727534201">
            <text:p>-15.6014</text:p>
          </table:table-cell>
          <table:table-cell table:style-name="ce4" table:formula="of:=20*LOG(1+[.$G$3]*2*PI()*[.B12])" office:value-type="float" office:value="0.000363826074455359">
            <text:p>0.00036</text:p>
          </table:table-cell>
          <table:table-cell table:style-name="ce6" table:formula="of:=[.B12]" office:value-type="float" office:value="0.8">
            <text:p>0.8</text:p>
          </table:table-cell>
          <table:table-cell table:style-name="ce9" table:formula="of:=[.C12]+[.D12]++[.E12]+[.F12]+[.G12]" office:value-type="float" office:value="39.9616522542527">
            <text:p>39.961652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.9">
            <text:p>0.9</text:p>
          </table:table-cell>
          <table:table-cell table:style-name="ce2" table:formula="of:=20*LOG(4/50*1/(1+1/120000*2*PI()*[.B13]))" office:value-type="float" office:value="-21.9386095634234">
            <text:p>-21.9386095634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13]))" office:value-type="float" office:value="-16.4627873154424">
            <text:p>-16.4628</text:p>
          </table:table-cell>
          <table:table-cell table:style-name="ce4" table:formula="of:=20*LOG(1+[.$G$3]*2*PI()*[.B13])" office:value-type="float" office:value="0.000409303262247664">
            <text:p>0.00041</text:p>
          </table:table-cell>
          <table:table-cell table:style-name="ce6" table:formula="of:=[.B13]" office:value-type="float" office:value="0.9">
            <text:p>0.9</text:p>
          </table:table-cell>
          <table:table-cell table:style-name="ce9" table:formula="of:=[.C13]+[.D13]++[.E13]+[.F13]+[.G13]" office:value-type="float" office:value="39.1002376922304">
            <text:p>39.1002376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" table:formula="of:=20*LOG(4/50*1/(1+1/120000*2*PI()*[.B14]))" office:value-type="float" office:value="-21.9386550403731">
            <text:p>-21.9386550404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14]))" office:value-type="float" office:value="-17.2464271982938">
            <text:p>-17.2464</text:p>
          </table:table-cell>
          <table:table-cell table:style-name="ce4" table:formula="of:=20*LOG(1+[.$G$3]*2*PI()*[.B14])" office:value-type="float" office:value="0.000454780211933815">
            <text:p>0.00045</text:p>
          </table:table-cell>
          <table:table-cell table:style-name="ce6" table:formula="of:=[.B14]" office:value-type="float" office:value="1">
            <text:p>1</text:p>
          </table:table-cell>
          <table:table-cell table:style-name="ce9" table:formula="of:=[.C14]+[.D14]++[.E14]+[.F14]+[.G14]" office:value-type="float" office:value="38.3165978093791">
            <text:p>38.3165978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2" table:formula="of:=20*LOG(4/50*1/(1+1/120000*2*PI()*[.B15]))" office:value-type="float" office:value="-21.9391097967746">
            <text:p>-21.9391097968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15]))" office:value-type="float" office:value="-22.6492735442344">
            <text:p>-22.6493</text:p>
          </table:table-cell>
          <table:table-cell table:style-name="ce4" table:formula="of:=20*LOG(1+[.$G$3]*2*PI()*[.B15])" office:value-type="float" office:value="0.000909536613499538">
            <text:p>0.00091</text:p>
          </table:table-cell>
          <table:table-cell table:style-name="ce6" table:formula="of:=[.B15]" office:value-type="float" office:value="2">
            <text:p>2</text:p>
          </table:table-cell>
          <table:table-cell table:style-name="ce9" table:formula="of:=[.C15]+[.D15]++[.E15]+[.F15]+[.G15]" office:value-type="float" office:value="32.9137514634385">
            <text:p>32.9137514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2" table:formula="of:=20*LOG(4/50*1/(1+1/120000*2*PI()*[.B16]))" office:value-type="float" office:value="-21.9395645293683">
            <text:p>-21.9395645294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16]))" office:value-type="float" office:value="-25.9550159015972">
            <text:p>-25.9550</text:p>
          </table:table-cell>
          <table:table-cell table:style-name="ce4" table:formula="of:=20*LOG(1+[.$G$3]*2*PI()*[.B16])" office:value-type="float" office:value="0.00136426920719412">
            <text:p>0.00136</text:p>
          </table:table-cell>
          <table:table-cell table:style-name="ce6" table:formula="of:=[.B16]" office:value-type="float" office:value="3">
            <text:p>3</text:p>
          </table:table-cell>
          <table:table-cell table:style-name="ce9" table:formula="of:=[.C16]+[.D16]++[.E16]+[.F16]+[.G16]" office:value-type="float" office:value="29.6080091060757">
            <text:p>29.6080091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2" table:formula="of:=20*LOG(4/50*1/(1+1/120000*2*PI()*[.B17]))" office:value-type="float" office:value="-21.9400192381566">
            <text:p>-21.9400192382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17]))" office:value-type="float" office:value="-28.3436993603056">
            <text:p>-28.3437</text:p>
          </table:table-cell>
          <table:table-cell table:style-name="ce4" table:formula="of:=20*LOG(1+[.$G$3]*2*PI()*[.B17])" office:value-type="float" office:value="0.00181897799550639">
            <text:p>0.00182</text:p>
          </table:table-cell>
          <table:table-cell table:style-name="ce6" table:formula="of:=[.B17]" office:value-type="float" office:value="4">
            <text:p>4</text:p>
          </table:table-cell>
          <table:table-cell table:style-name="ce9" table:formula="of:=[.C17]+[.D17]++[.E17]+[.F17]+[.G17]" office:value-type="float" office:value="27.2193256473673">
            <text:p>27.2193256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2" table:formula="of:=20*LOG(4/50*1/(1+1/120000*2*PI()*[.B18]))" office:value-type="float" office:value="-21.9404739231421">
            <text:p>-21.9404739231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18]))" office:value-type="float" office:value="-30.2151687888244">
            <text:p>-30.2152</text:p>
          </table:table-cell>
          <table:table-cell table:style-name="ce4" table:formula="of:=20*LOG(1+[.$G$3]*2*PI()*[.B18])" office:value-type="float" office:value="0.00227366298093253">
            <text:p>0.00227</text:p>
          </table:table-cell>
          <table:table-cell table:style-name="ce6" table:formula="of:=[.B18]" office:value-type="float" office:value="5">
            <text:p>5</text:p>
          </table:table-cell>
          <table:table-cell table:style-name="ce9" table:formula="of:=[.C18]+[.D18]++[.E18]+[.F18]+[.G18]" office:value-type="float" office:value="25.3478562188485">
            <text:p>25.347856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2" table:formula="of:=20*LOG(4/50*1/(1+1/120000*2*PI()*[.B19]))" office:value-type="float" office:value="-21.9409285843271">
            <text:p>-21.9409285843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19]))" office:value-type="float" office:value="-31.7540199587365">
            <text:p>-31.7540</text:p>
          </table:table-cell>
          <table:table-cell table:style-name="ce4" table:formula="of:=20*LOG(1+[.$G$3]*2*PI()*[.B19])" office:value-type="float" office:value="0.00272832416596251">
            <text:p>0.00273</text:p>
          </table:table-cell>
          <table:table-cell table:style-name="ce6" table:formula="of:=[.B19]" office:value-type="float" office:value="6">
            <text:p>6</text:p>
          </table:table-cell>
          <table:table-cell table:style-name="ce9" table:formula="of:=[.C19]+[.D19]++[.E19]+[.F19]+[.G19]" office:value-type="float" office:value="23.8090050489363">
            <text:p>23.8090050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2" table:formula="of:=20*LOG(4/50*1/(1+1/120000*2*PI()*[.B20]))" office:value-type="float" office:value="-21.9413832217142">
            <text:p>-21.9413832217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20]))" office:value-type="float" office:value="-33.0608326032313">
            <text:p>-33.0608</text:p>
          </table:table-cell>
          <table:table-cell table:style-name="ce4" table:formula="of:=20*LOG(1+[.$G$3]*2*PI()*[.B20])" office:value-type="float" office:value="0.00318296155308593">
            <text:p>0.00318</text:p>
          </table:table-cell>
          <table:table-cell table:style-name="ce6" table:formula="of:=[.B20]" office:value-type="float" office:value="7">
            <text:p>7</text:p>
          </table:table-cell>
          <table:table-cell table:style-name="ce9" table:formula="of:=[.C20]+[.D20]++[.E20]+[.F20]+[.G20]" office:value-type="float" office:value="22.5021924044415">
            <text:p>22.5021924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2" table:formula="of:=20*LOG(4/50*1/(1+1/120000*2*PI()*[.B21]))" office:value-type="float" office:value="-21.9418378353059">
            <text:p>-21.9418378353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21]))" office:value-type="float" office:value="-34.1965009771488">
            <text:p>-34.1965</text:p>
          </table:table-cell>
          <table:table-cell table:style-name="ce4" table:formula="of:=20*LOG(1+[.$G$3]*2*PI()*[.B21])" office:value-type="float" office:value="0.00363757514479778">
            <text:p>0.00364</text:p>
          </table:table-cell>
          <table:table-cell table:style-name="ce6" table:formula="of:=[.B21]" office:value-type="float" office:value="8">
            <text:p>8</text:p>
          </table:table-cell>
          <table:table-cell table:style-name="ce9" table:formula="of:=[.C21]+[.D21]++[.E21]+[.F21]+[.G21]" office:value-type="float" office:value="21.366524030524">
            <text:p>21.3665240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2" table:formula="of:=20*LOG(4/50*1/(1+1/120000*2*PI()*[.B22]))" office:value-type="float" office:value="-21.9422924251047">
            <text:p>-21.9422924251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22]))" office:value-type="float" office:value="-35.2007054857549">
            <text:p>-35.2007</text:p>
          </table:table-cell>
          <table:table-cell table:style-name="ce4" table:formula="of:=20*LOG(1+[.$G$3]*2*PI()*[.B22])" office:value-type="float" office:value="0.00409216494358688">
            <text:p>0.00409</text:p>
          </table:table-cell>
          <table:table-cell table:style-name="ce6" table:formula="of:=[.B22]" office:value-type="float" office:value="9">
            <text:p>9</text:p>
          </table:table-cell>
          <table:table-cell table:style-name="ce9" table:formula="of:=[.C22]+[.D22]++[.E22]+[.F22]+[.G22]" office:value-type="float" office:value="20.362319521918">
            <text:p>20.3623195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2" table:formula="of:=20*LOG(4/50*1/(1+1/120000*2*PI()*[.B23]))" office:value-type="float" office:value="-21.9427469911131">
            <text:p>-21.9427469911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23]))" office:value-type="float" office:value="-36.1007490481367">
            <text:p>-36.1007</text:p>
          </table:table-cell>
          <table:table-cell table:style-name="ce4" table:formula="of:=20*LOG(1+[.$G$3]*2*PI()*[.B23])" office:value-type="float" office:value="0.00454673095194164">
            <text:p>0.00455</text:p>
          </table:table-cell>
          <table:table-cell table:style-name="ce6" table:formula="of:=[.B23]" office:value-type="float" office:value="10">
            <text:p>10</text:p>
          </table:table-cell>
          <table:table-cell table:style-name="ce9" table:formula="of:=[.C23]+[.D23]++[.E23]+[.F23]+[.G23]" office:value-type="float" office:value="19.4622759595362">
            <text:p>19.4622759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2" table:formula="of:=20*LOG(4/50*1/(1+1/120000*2*PI()*[.B24]))" office:value-type="float" office:value="-21.9472913432704">
            <text:p>-21.9472913433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24]))" office:value-type="float" office:value="-42.0530438241755">
            <text:p>-42.0530</text:p>
          </table:table-cell>
          <table:table-cell table:style-name="ce4" table:formula="of:=20*LOG(1+[.$G$3]*2*PI()*[.B24])" office:value-type="float" office:value="0.00909108310931611">
            <text:p>0.00909</text:p>
          </table:table-cell>
          <table:table-cell table:style-name="ce6" table:formula="of:=[.B24]" office:value-type="float" office:value="20">
            <text:p>20</text:p>
          </table:table-cell>
          <table:table-cell table:style-name="ce9" table:formula="of:=[.C24]+[.D24]++[.E24]+[.F24]+[.G24]" office:value-type="float" office:value="13.5099811834974">
            <text:p>13.509981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2" table:formula="of:=20*LOG(4/50*1/(1+1/120000*2*PI()*[.B25]))" office:value-type="float" office:value="-21.9518333191211">
            <text:p>-21.9518333191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25]))" office:value-type="float" office:value="-45.5519807366517">
            <text:p>-45.5520</text:p>
          </table:table-cell>
          <table:table-cell table:style-name="ce4" table:formula="of:=20*LOG(1+[.$G$3]*2*PI()*[.B25])" office:value-type="float" office:value="0.0136330589599349">
            <text:p>0.01363</text:p>
          </table:table-cell>
          <table:table-cell table:style-name="ce6" table:formula="of:=[.B25]" office:value-type="float" office:value="30">
            <text:p>30</text:p>
          </table:table-cell>
          <table:table-cell table:style-name="ce9" table:formula="of:=[.C25]+[.D25]++[.E25]+[.F25]+[.G25]" office:value-type="float" office:value="10.0110442710212">
            <text:p>10.0110442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2" table:formula="of:=20*LOG(4/50*1/(1+1/120000*2*PI()*[.B26]))" office:value-type="float" office:value="-21.9563729211488">
            <text:p>-21.9563729211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26]))" office:value-type="float" office:value="-48.0392886772853">
            <text:p>-48.0393</text:p>
          </table:table-cell>
          <table:table-cell table:style-name="ce4" table:formula="of:=20*LOG(1+[.$G$3]*2*PI()*[.B26])" office:value-type="float" office:value="0.0181726609877107">
            <text:p>0.01817</text:p>
          </table:table-cell>
          <table:table-cell table:style-name="ce6" table:formula="of:=[.B26]" office:value-type="float" office:value="40">
            <text:p>40</text:p>
          </table:table-cell>
          <table:table-cell table:style-name="ce9" table:formula="of:=[.C26]+[.D26]++[.E26]+[.F26]+[.G26]" office:value-type="float" office:value="7.52373633038756">
            <text:p>7.5237363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2" table:formula="of:=20*LOG(4/50*1/(1+1/120000*2*PI()*[.B27]))" office:value-type="float" office:value="-21.9609101518338">
            <text:p>-21.9609101518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27]))" office:value-type="float" office:value="-49.9706015892281">
            <text:p>-49.9706</text:p>
          </table:table-cell>
          <table:table-cell table:style-name="ce4" table:formula="of:=20*LOG(1+[.$G$3]*2*PI()*[.B27])" office:value-type="float" office:value="0.0227098916726579">
            <text:p>0.02271</text:p>
          </table:table-cell>
          <table:table-cell table:style-name="ce6" table:formula="of:=[.B27]" office:value-type="float" office:value="50">
            <text:p>50</text:p>
          </table:table-cell>
          <table:table-cell table:style-name="ce9" table:formula="of:=[.C27]+[.D27]++[.E27]+[.F27]+[.G27]" office:value-type="float" office:value="5.59242341844476">
            <text:p>5.5924234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0">
            <text:p>60</text:p>
          </table:table-cell>
          <table:table-cell table:style-name="ce2" table:formula="of:=20*LOG(4/50*1/(1+1/120000*2*PI()*[.B28]))" office:value-type="float" office:value="-21.965445013652">
            <text:p>-21.9654450137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28]))" office:value-type="float" office:value="-51.5496319088175">
            <text:p>-51.5496</text:p>
          </table:table-cell>
          <table:table-cell table:style-name="ce4" table:formula="of:=20*LOG(1+[.$G$3]*2*PI()*[.B28])" office:value-type="float" office:value="0.0272447534909123">
            <text:p>0.02724</text:p>
          </table:table-cell>
          <table:table-cell table:style-name="ce6" table:formula="of:=[.B28]" office:value-type="float" office:value="60">
            <text:p>60</text:p>
          </table:table-cell>
          <table:table-cell table:style-name="ce9" table:formula="of:=[.C28]+[.D28]++[.E28]+[.F28]+[.G28]" office:value-type="float" office:value="4.01339309885539">
            <text:p>4.0133931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0">
            <text:p>70</text:p>
          </table:table-cell>
          <table:table-cell table:style-name="ce2" table:formula="of:=20*LOG(4/50*1/(1+1/120000*2*PI()*[.B29]))" office:value-type="float" office:value="-21.9699775090759">
            <text:p>-21.9699775091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29]))" office:value-type="float" office:value="-52.8852843546634">
            <text:p>-52.8853</text:p>
          </table:table-cell>
          <table:table-cell table:style-name="ce4" table:formula="of:=20*LOG(1+[.$G$3]*2*PI()*[.B29])" office:value-type="float" office:value="0.0317772489147313">
            <text:p>0.03178</text:p>
          </table:table-cell>
          <table:table-cell table:style-name="ce6" table:formula="of:=[.B29]" office:value-type="float" office:value="70">
            <text:p>70</text:p>
          </table:table-cell>
          <table:table-cell table:style-name="ce9" table:formula="of:=[.C29]+[.D29]++[.E29]+[.F29]+[.G29]" office:value-type="float" office:value="2.67774065300947">
            <text:p>2.6777406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0">
            <text:p>80</text:p>
          </table:table-cell>
          <table:table-cell table:style-name="ce2" table:formula="of:=20*LOG(4/50*1/(1+1/120000*2*PI()*[.B30]))" office:value-type="float" office:value="-21.9745076405736">
            <text:p>-21.9745076406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30]))" office:value-type="float" office:value="-54.0426599693905">
            <text:p>-54.0427</text:p>
          </table:table-cell>
          <table:table-cell table:style-name="ce4" table:formula="of:=20*LOG(1+[.$G$3]*2*PI()*[.B30])" office:value-type="float" office:value="0.0363073804125043">
            <text:p>0.03631</text:p>
          </table:table-cell>
          <table:table-cell table:style-name="ce6" table:formula="of:=[.B30]" office:value-type="float" office:value="80">
            <text:p>80</text:p>
          </table:table-cell>
          <table:table-cell table:style-name="ce9" table:formula="of:=[.C30]+[.D30]++[.E30]+[.F30]+[.G30]" office:value-type="float" office:value="1.52036503828234">
            <text:p>1.5203650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0">
            <text:p>90</text:p>
          </table:table-cell>
          <table:table-cell table:style-name="ce2" table:formula="of:=20*LOG(4/50*1/(1+1/120000*2*PI()*[.B31]))" office:value-type="float" office:value="-21.9790354106099">
            <text:p>-21.9790354106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31]))" office:value-type="float" office:value="-55.0637940159286">
            <text:p>-55.0638</text:p>
          </table:table-cell>
          <table:table-cell table:style-name="ce4" table:formula="of:=20*LOG(1+[.$G$3]*2*PI()*[.B31])" office:value-type="float" office:value="0.0408351504487603">
            <text:p>0.04084</text:p>
          </table:table-cell>
          <table:table-cell table:style-name="ce6" table:formula="of:=[.B31]" office:value-type="float" office:value="90">
            <text:p>90</text:p>
          </table:table-cell>
          <table:table-cell table:style-name="ce9" table:formula="of:=[.C31]+[.D31]++[.E31]+[.F31]+[.G31]" office:value-type="float" office:value="0.499230991744259">
            <text:p>0.4992309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style-name="ce2" table:formula="of:=20*LOG(4/50*1/(1+1/120000*2*PI()*[.B32]))" office:value-type="float" office:value="-21.9835608216453">
            <text:p>-21.9835608216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32]))" office:value-type="float" office:value="-55.9774104007234">
            <text:p>-55.9774</text:p>
          </table:table-cell>
          <table:table-cell table:style-name="ce4" table:formula="of:=20*LOG(1+[.$G$3]*2*PI()*[.B32])" office:value-type="float" office:value="0.0453605614841764">
            <text:p>0.04536</text:p>
          </table:table-cell>
          <table:table-cell table:style-name="ce6" table:formula="of:=[.B32]" office:value-type="float" office:value="100">
            <text:p>100</text:p>
          </table:table-cell>
          <table:table-cell table:style-name="ce9" table:formula="of:=[.C32]+[.D32]++[.E32]+[.F32]+[.G32]" office:value-type="float" office:value="-0.414385393050485">
            <text:p>-0.4143853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00">
            <text:p>200</text:p>
          </table:table-cell>
          <table:table-cell table:style-name="ce2" table:formula="of:=20*LOG(4/50*1/(1+1/120000*2*PI()*[.B33]))" office:value-type="float" office:value="-22.028685725564">
            <text:p>-22.0286857256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33]))" office:value-type="float" office:value="-61.9911065430534">
            <text:p>-61.9911</text:p>
          </table:table-cell>
          <table:table-cell table:style-name="ce4" table:formula="of:=20*LOG(1+[.$G$3]*2*PI()*[.B33])" office:value-type="float" office:value="0.0904854654028295">
            <text:p>0.09049</text:p>
          </table:table-cell>
          <table:table-cell table:style-name="ce6" table:formula="of:=[.B33]" office:value-type="float" office:value="200">
            <text:p>200</text:p>
          </table:table-cell>
          <table:table-cell table:style-name="ce9" table:formula="of:=[.C33]+[.D33]++[.E33]+[.F33]+[.G33]" office:value-type="float" office:value="-6.42808153538053">
            <text:p>-6.4280815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00">
            <text:p>300</text:p>
          </table:table-cell>
          <table:table-cell table:style-name="ce2" table:formula="of:=20*LOG(4/50*1/(1+1/120000*2*PI()*[.B34]))" office:value-type="float" office:value="-22.0735774078476">
            <text:p>-22.0735774078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34]))" office:value-type="float" office:value="-65.5106292472459">
            <text:p>-65.5106</text:p>
          </table:table-cell>
          <table:table-cell table:style-name="ce4" table:formula="of:=20*LOG(1+[.$G$3]*2*PI()*[.B34])" office:value-type="float" office:value="0.13537714768652">
            <text:p>0.13538</text:p>
          </table:table-cell>
          <table:table-cell table:style-name="ce6" table:formula="of:=[.B34]" office:value-type="float" office:value="300">
            <text:p>300</text:p>
          </table:table-cell>
          <table:table-cell table:style-name="ce9" table:formula="of:=[.C34]+[.D34]++[.E34]+[.F34]+[.G34]" office:value-type="float" office:value="-9.94760423957301">
            <text:p>-9.9476042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00">
            <text:p>400</text:p>
          </table:table-cell>
          <table:table-cell table:style-name="ce2" table:formula="of:=20*LOG(4/50*1/(1+1/120000*2*PI()*[.B35]))" office:value-type="float" office:value="-22.1182382668517">
            <text:p>-22.1182382669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35]))" office:value-type="float" office:value="-68.008252512031">
            <text:p>-68.0083</text:p>
          </table:table-cell>
          <table:table-cell table:style-name="ce4" table:formula="of:=20*LOG(1+[.$G$3]*2*PI()*[.B35])" office:value-type="float" office:value="0.180038006690572">
            <text:p>0.18004</text:p>
          </table:table-cell>
          <table:table-cell table:style-name="ce6" table:formula="of:=[.B35]" office:value-type="float" office:value="400">
            <text:p>400</text:p>
          </table:table-cell>
          <table:table-cell table:style-name="ce9" table:formula="of:=[.C35]+[.D35]++[.E35]+[.F35]+[.G35]" office:value-type="float" office:value="-12.4452275043581">
            <text:p>-12.4452275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500">
            <text:p>500</text:p>
          </table:table-cell>
          <table:table-cell table:style-name="ce2" table:formula="of:=20*LOG(4/50*1/(1+1/120000*2*PI()*[.B36]))" office:value-type="float" office:value="-22.162670664125">
            <text:p>-22.1626706641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36]))" office:value-type="float" office:value="-69.9457618184858">
            <text:p>-69.9458</text:p>
          </table:table-cell>
          <table:table-cell table:style-name="ce4" table:formula="of:=20*LOG(1+[.$G$3]*2*PI()*[.B36])" office:value-type="float" office:value="0.224470403963921">
            <text:p>0.22447</text:p>
          </table:table-cell>
          <table:table-cell table:style-name="ce6" table:formula="of:=[.B36]" office:value-type="float" office:value="500">
            <text:p>500</text:p>
          </table:table-cell>
          <table:table-cell table:style-name="ce9" table:formula="of:=[.C36]+[.D36]++[.E36]+[.F36]+[.G36]" office:value-type="float" office:value="-14.3827368108129">
            <text:p>-14.3827368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00">
            <text:p>600</text:p>
          </table:table-cell>
          <table:table-cell table:style-name="ce2" table:formula="of:=20*LOG(4/50*1/(1+1/120000*2*PI()*[.B37]))" office:value-type="float" office:value="-22.2068769251596">
            <text:p>-22.2068769252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37]))" office:value-type="float" office:value="-71.5289260730963">
            <text:p>-71.5289</text:p>
          </table:table-cell>
          <table:table-cell table:style-name="ce4" table:formula="of:=20*LOG(1+[.$G$3]*2*PI()*[.B37])" office:value-type="float" office:value="0.268676664998434">
            <text:p>0.26868</text:p>
          </table:table-cell>
          <table:table-cell table:style-name="ce6" table:formula="of:=[.B37]" office:value-type="float" office:value="600">
            <text:p>600</text:p>
          </table:table-cell>
          <table:table-cell table:style-name="ce9" table:formula="of:=[.C37]+[.D37]++[.E37]+[.F37]+[.G37]" office:value-type="float" office:value="-15.9659010654234">
            <text:p>-15.9659010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00">
            <text:p>700</text:p>
          </table:table-cell>
          <table:table-cell table:style-name="ce2" table:formula="of:=20*LOG(4/50*1/(1+1/120000*2*PI()*[.B38]))" office:value-type="float" office:value="-22.2508593401204">
            <text:p>-22.2508593401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38]))" office:value-type="float" office:value="-72.8675328033624">
            <text:p>-72.8675</text:p>
          </table:table-cell>
          <table:table-cell table:style-name="ce4" table:formula="of:=20*LOG(1+[.$G$3]*2*PI()*[.B38])" office:value-type="float" office:value="0.312659079959225">
            <text:p>0.31266</text:p>
          </table:table-cell>
          <table:table-cell table:style-name="ce6" table:formula="of:=[.B38]" office:value-type="float" office:value="700">
            <text:p>700</text:p>
          </table:table-cell>
          <table:table-cell table:style-name="ce9" table:formula="of:=[.C38]+[.D38]++[.E38]+[.F38]+[.G38]" office:value-type="float" office:value="-17.3045077956895">
            <text:p>-17.3045078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00">
            <text:p>800</text:p>
          </table:table-cell>
          <table:table-cell table:style-name="ce2" table:formula="of:=20*LOG(4/50*1/(1+1/120000*2*PI()*[.B39]))" office:value-type="float" office:value="-22.2946201645577">
            <text:p>-22.2946201646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39]))" office:value-type="float" office:value="-74.0271249379751">
            <text:p>-74.0271</text:p>
          </table:table-cell>
          <table:table-cell table:style-name="ce4" table:formula="of:=20*LOG(1+[.$G$3]*2*PI()*[.B39])" office:value-type="float" office:value="0.356419904396595">
            <text:p>0.35642</text:p>
          </table:table-cell>
          <table:table-cell table:style-name="ce6" table:formula="of:=[.B39]" office:value-type="float" office:value="800">
            <text:p>800</text:p>
          </table:table-cell>
          <table:table-cell table:style-name="ce9" table:formula="of:=[.C39]+[.D39]++[.E39]+[.F39]+[.G39]" office:value-type="float" office:value="-18.4640999303023">
            <text:p>-18.4640999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00">
            <text:p>900</text:p>
          </table:table-cell>
          <table:table-cell table:style-name="ce2" table:formula="of:=20*LOG(4/50*1/(1+1/120000*2*PI()*[.B40]))" office:value-type="float" office:value="-22.3381616201012">
            <text:p>-22.3381616201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40]))" office:value-type="float" office:value="-75.0499834226757">
            <text:p>-75.0500</text:p>
          </table:table-cell>
          <table:table-cell table:style-name="ce4" table:formula="of:=20*LOG(1+[.$G$3]*2*PI()*[.B40])" office:value-type="float" office:value="0.399961359940115">
            <text:p>0.39996</text:p>
          </table:table-cell>
          <table:table-cell table:style-name="ce6" table:formula="of:=[.B40]" office:value-type="float" office:value="900">
            <text:p>900</text:p>
          </table:table-cell>
          <table:table-cell table:style-name="ce9" table:formula="of:=[.C40]+[.D40]++[.E40]+[.F40]+[.G40]" office:value-type="float" office:value="-19.4869584150029">
            <text:p>-19.4869584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0">
            <text:p>1000</text:p>
          </table:table-cell>
          <table:table-cell table:style-name="ce2" table:formula="of:=20*LOG(4/50*1/(1+1/120000*2*PI()*[.B41]))" office:value-type="float" office:value="-22.3814858951365">
            <text:p>-22.3814858951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41]))" office:value-type="float" office:value="-75.9649796594369">
            <text:p>-75.9650</text:p>
          </table:table-cell>
          <table:table-cell table:style-name="ce4" table:formula="of:=20*LOG(1+[.$G$3]*2*PI()*[.B41])" office:value-type="float" office:value="0.443285634975408">
            <text:p>0.44329</text:p>
          </table:table-cell>
          <table:table-cell table:style-name="ce6" table:formula="of:=[.B41]" office:value-type="float" office:value="1000">
            <text:p>1000</text:p>
          </table:table-cell>
          <table:table-cell table:style-name="ce9" table:formula="of:=[.C41]+[.D41]++[.E41]+[.F41]+[.G41]" office:value-type="float" office:value="-20.4019546517641">
            <text:p>-20.4019546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000">
            <text:p>2000</text:p>
          </table:table-cell>
          <table:table-cell table:style-name="ce2" table:formula="of:=20*LOG(4/50*1/(1+1/120000*2*PI()*[.B42]))" office:value-type="float" office:value="-22.8032426668945">
            <text:p>-22.8032426669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42]))" office:value-type="float" office:value="-81.9848884540769">
            <text:p>-81.9849</text:p>
          </table:table-cell>
          <table:table-cell table:style-name="ce4" table:formula="of:=20*LOG(1+[.$G$3]*2*PI()*[.B42])" office:value-type="float" office:value="0.865042406733368">
            <text:p>0.86504</text:p>
          </table:table-cell>
          <table:table-cell table:style-name="ce6" table:formula="of:=[.B42]" office:value-type="float" office:value="2000">
            <text:p>2000</text:p>
          </table:table-cell>
          <table:table-cell table:style-name="ce9" table:formula="of:=[.C42]+[.D42]++[.E42]+[.F42]+[.G42]" office:value-type="float" office:value="-26.421863446404">
            <text:p>-26.4218634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000">
            <text:p>3000</text:p>
          </table:table-cell>
          <table:table-cell table:style-name="ce2" table:formula="of:=20*LOG(4/50*1/(1+1/120000*2*PI()*[.B43]))" office:value-type="float" office:value="-23.2054652411526">
            <text:p>-23.2054652412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43]))" office:value-type="float" office:value="-85.5064832500899">
            <text:p>-85.5065</text:p>
          </table:table-cell>
          <table:table-cell table:style-name="ce4" table:formula="of:=20*LOG(1+[.$G$3]*2*PI()*[.B43])" office:value-type="float" office:value="1.26726498099145">
            <text:p>1.26726</text:p>
          </table:table-cell>
          <table:table-cell table:style-name="ce6" table:formula="of:=[.B43]" office:value-type="float" office:value="3000">
            <text:p>3000</text:p>
          </table:table-cell>
          <table:table-cell table:style-name="ce9" table:formula="of:=[.C43]+[.D43]++[.E43]+[.F43]+[.G43]" office:value-type="float" office:value="-29.943458242417">
            <text:p>-29.9434582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000">
            <text:p>4000</text:p>
          </table:table-cell>
          <table:table-cell table:style-name="ce2" table:formula="of:=20*LOG(4/50*1/(1+1/120000*2*PI()*[.B44]))" office:value-type="float" office:value="-23.589883302772">
            <text:p>-23.5898833028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44]))" office:value-type="float" office:value="-88.005142787414">
            <text:p>-88.0051</text:p>
          </table:table-cell>
          <table:table-cell table:style-name="ce4" table:formula="of:=20*LOG(1+[.$G$3]*2*PI()*[.B44])" office:value-type="float" office:value="1.65168304261086">
            <text:p>1.65168</text:p>
          </table:table-cell>
          <table:table-cell table:style-name="ce6" table:formula="of:=[.B44]" office:value-type="float" office:value="4000">
            <text:p>4000</text:p>
          </table:table-cell>
          <table:table-cell table:style-name="ce9" table:formula="of:=[.C44]+[.D44]++[.E44]+[.F44]+[.G44]" office:value-type="float" office:value="-32.4421177797411">
            <text:p>-32.4421177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5000">
            <text:p>5000</text:p>
          </table:table-cell>
          <table:table-cell table:style-name="ce2" table:formula="of:=20*LOG(4/50*1/(1+1/120000*2*PI()*[.B45]))" office:value-type="float" office:value="-23.9580065073345">
            <text:p>-23.9580065073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45]))" office:value-type="float" office:value="-89.9432739299367">
            <text:p>-89.9433</text:p>
          </table:table-cell>
          <table:table-cell table:style-name="ce4" table:formula="of:=20*LOG(1+[.$G$3]*2*PI()*[.B45])" office:value-type="float" office:value="2.01980624717334">
            <text:p>2.01981</text:p>
          </table:table-cell>
          <table:table-cell table:style-name="ce6" table:formula="of:=[.B45]" office:value-type="float" office:value="5000">
            <text:p>5000</text:p>
          </table:table-cell>
          <table:table-cell table:style-name="ce9" table:formula="of:=[.C45]+[.D45]++[.E45]+[.F45]+[.G45]" office:value-type="float" office:value="-34.3802489222638">
            <text:p>-34.380248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000">
            <text:p>6000</text:p>
          </table:table-cell>
          <table:table-cell table:style-name="ce2" table:formula="of:=20*LOG(4/50*1/(1+1/120000*2*PI()*[.B46]))" office:value-type="float" office:value="-24.3111602872405">
            <text:p>-24.3111602872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46]))" office:value-type="float" office:value="-91.5268527721579">
            <text:p>-91.5269</text:p>
          </table:table-cell>
          <table:table-cell table:style-name="ce4" table:formula="of:=20*LOG(1+[.$G$3]*2*PI()*[.B46])" office:value-type="float" office:value="2.37296002707937">
            <text:p>2.37296</text:p>
          </table:table-cell>
          <table:table-cell table:style-name="ce6" table:formula="of:=[.B46]" office:value-type="float" office:value="6000">
            <text:p>6000</text:p>
          </table:table-cell>
          <table:table-cell table:style-name="ce9" table:formula="of:=[.C46]+[.D46]++[.E46]+[.F46]+[.G46]" office:value-type="float" office:value="-35.9638277644851">
            <text:p>-35.9638277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000">
            <text:p>7000</text:p>
          </table:table-cell>
          <table:table-cell table:style-name="ce2" table:formula="of:=20*LOG(4/50*1/(1+1/120000*2*PI()*[.B47]))" office:value-type="float" office:value="-24.650514658097">
            <text:p>-24.6505146581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47]))" office:value-type="float" office:value="-92.8657556512411">
            <text:p>-92.8658</text:p>
          </table:table-cell>
          <table:table-cell table:style-name="ce4" table:formula="of:=20*LOG(1+[.$G$3]*2*PI()*[.B47])" office:value-type="float" office:value="2.71231439793583">
            <text:p>2.71231</text:p>
          </table:table-cell>
          <table:table-cell table:style-name="ce6" table:formula="of:=[.B47]" office:value-type="float" office:value="7000">
            <text:p>7000</text:p>
          </table:table-cell>
          <table:table-cell table:style-name="ce9" table:formula="of:=[.C47]+[.D47]++[.E47]+[.F47]+[.G47]" office:value-type="float" office:value="-37.3027306435683">
            <text:p>-37.3027306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000">
            <text:p>8000</text:p>
          </table:table-cell>
          <table:table-cell table:style-name="ce2" table:formula="of:=20*LOG(4/50*1/(1+1/120000*2*PI()*[.B48]))" office:value-type="float" office:value="-24.9771076058376">
            <text:p>-24.9771076058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48]))" office:value-type="float" office:value="-94.0255699055662">
            <text:p>-94.0256</text:p>
          </table:table-cell>
          <table:table-cell table:style-name="ce4" table:formula="of:=20*LOG(1+[.$G$3]*2*PI()*[.B48])" office:value-type="float" office:value="3.03890734567651">
            <text:p>3.03891</text:p>
          </table:table-cell>
          <table:table-cell table:style-name="ce6" table:formula="of:=[.B48]" office:value-type="float" office:value="8000">
            <text:p>8000</text:p>
          </table:table-cell>
          <table:table-cell table:style-name="ce9" table:formula="of:=[.C48]+[.D48]++[.E48]+[.F48]+[.G48]" office:value-type="float" office:value="-38.4625448978933">
            <text:p>-38.4625449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000">
            <text:p>9000</text:p>
          </table:table-cell>
          <table:table-cell table:style-name="ce2" table:formula="of:=20*LOG(4/50*1/(1+1/120000*2*PI()*[.B49]))" office:value-type="float" office:value="-25.2918642337575">
            <text:p>-25.2918642338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49]))" office:value-type="float" office:value="-95.048601154843">
            <text:p>-95.0486</text:p>
          </table:table-cell>
          <table:table-cell table:style-name="ce4" table:formula="of:=20*LOG(1+[.$G$3]*2*PI()*[.B49])" office:value-type="float" office:value="3.35366397359638">
            <text:p>3.35366</text:p>
          </table:table-cell>
          <table:table-cell table:style-name="ce6" table:formula="of:=[.B49]" office:value-type="float" office:value="9000">
            <text:p>9000</text:p>
          </table:table-cell>
          <table:table-cell table:style-name="ce9" table:formula="of:=[.C49]+[.D49]++[.E49]+[.F49]+[.G49]" office:value-type="float" office:value="-39.4855761471702">
            <text:p>-39.4855761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00">
            <text:p>10000</text:p>
          </table:table-cell>
          <table:table-cell table:style-name="ce2" table:formula="of:=20*LOG(4/50*1/(1+1/120000*2*PI()*[.B50]))" office:value-type="float" office:value="-25.5956125597461">
            <text:p>-25.5956125597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50]))" office:value-type="float" office:value="-95.9637356062893">
            <text:p>-95.9637</text:p>
          </table:table-cell>
          <table:table-cell table:style-name="ce4" table:formula="of:=20*LOG(1+[.$G$3]*2*PI()*[.B50])" office:value-type="float" office:value="3.657412299585">
            <text:p>3.65741</text:p>
          </table:table-cell>
          <table:table-cell table:style-name="ce6" table:formula="of:=[.B50]" office:value-type="float" office:value="10000">
            <text:p>10000</text:p>
          </table:table-cell>
          <table:table-cell table:style-name="ce9" table:formula="of:=[.C50]+[.D50]++[.E50]+[.F50]+[.G50]" office:value-type="float" office:value="-40.4007105986165">
            <text:p>-40.4007106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0000">
            <text:p>20000</text:p>
          </table:table-cell>
          <table:table-cell table:style-name="ce2" table:formula="of:=20*LOG(4/50*1/(1+1/120000*2*PI()*[.B51]))" office:value-type="float" office:value="-28.1613953279192">
            <text:p>-28.1613953279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51]))" office:value-type="float" office:value="-101.98426640028">
            <text:p>-101.9843</text:p>
          </table:table-cell>
          <table:table-cell table:style-name="ce4" table:formula="of:=20*LOG(1+[.$G$3]*2*PI()*[.B51])" office:value-type="float" office:value="6.22319506775803">
            <text:p>6.22320</text:p>
          </table:table-cell>
          <table:table-cell table:style-name="ce6" table:formula="of:=[.B51]" office:value-type="float" office:value="20000">
            <text:p>20000</text:p>
          </table:table-cell>
          <table:table-cell table:style-name="ce9" table:formula="of:=[.C51]+[.D51]++[.E51]+[.F51]+[.G51]" office:value-type="float" office:value="-46.4212413926076">
            <text:p>-46.4212413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0000">
            <text:p>30000</text:p>
          </table:table-cell>
          <table:table-cell table:style-name="ce2" table:formula="of:=20*LOG(4/50*1/(1+1/120000*2*PI()*[.B52]))" office:value-type="float" office:value="-30.1395536743648">
            <text:p>-30.1395536744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52]))" office:value-type="float" office:value="-105.506068541509">
            <text:p>-105.5061</text:p>
          </table:table-cell>
          <table:table-cell table:style-name="ce4" table:formula="of:=20*LOG(1+[.$G$3]*2*PI()*[.B52])" office:value-type="float" office:value="8.20135341420363">
            <text:p>8.20135</text:p>
          </table:table-cell>
          <table:table-cell table:style-name="ce6" table:formula="of:=[.B52]" office:value-type="float" office:value="30000">
            <text:p>30000</text:p>
          </table:table-cell>
          <table:table-cell table:style-name="ce9" table:formula="of:=[.C52]+[.D52]++[.E52]+[.F52]+[.G52]" office:value-type="float" office:value="-49.9430435338362">
            <text:p>-49.9430435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0000">
            <text:p>40000</text:p>
          </table:table-cell>
          <table:table-cell table:style-name="ce2" table:formula="of:=20*LOG(4/50*1/(1+1/120000*2*PI()*[.B53]))" office:value-type="float" office:value="-31.7497155607704">
            <text:p>-31.7497155608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53]))" office:value-type="float" office:value="-108.00483175371">
            <text:p>-108.0048</text:p>
          </table:table-cell>
          <table:table-cell table:style-name="ce4" table:formula="of:=20*LOG(1+[.$G$3]*2*PI()*[.B53])" office:value-type="float" office:value="9.81151530060926">
            <text:p>9.81152</text:p>
          </table:table-cell>
          <table:table-cell table:style-name="ce6" table:formula="of:=[.B53]" office:value-type="float" office:value="40000">
            <text:p>40000</text:p>
          </table:table-cell>
          <table:table-cell table:style-name="ce9" table:formula="of:=[.C53]+[.D53]++[.E53]+[.F53]+[.G53]" office:value-type="float" office:value="-52.4418067460367">
            <text:p>-52.4418067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50000">
            <text:p>50000</text:p>
          </table:table-cell>
          <table:table-cell table:style-name="ce2" table:formula="of:=20*LOG(4/50*1/(1+1/120000*2*PI()*[.B54]))" office:value-type="float" office:value="-33.107556813253">
            <text:p>-33.1075568133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54]))" office:value-type="float" office:value="-109.943025101884">
            <text:p>-109.9430</text:p>
          </table:table-cell>
          <table:table-cell table:style-name="ce4" table:formula="of:=20*LOG(1+[.$G$3]*2*PI()*[.B54])" office:value-type="float" office:value="11.1693565530919">
            <text:p>11.16936</text:p>
          </table:table-cell>
          <table:table-cell table:style-name="ce6" table:formula="of:=[.B54]" office:value-type="float" office:value="50000">
            <text:p>50000</text:p>
          </table:table-cell>
          <table:table-cell table:style-name="ce9" table:formula="of:=[.C54]+[.D54]++[.E54]+[.F54]+[.G54]" office:value-type="float" office:value="-54.3800000942112">
            <text:p>-54.3800000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0000">
            <text:p>60000</text:p>
          </table:table-cell>
          <table:table-cell table:style-name="ce2" table:formula="of:=20*LOG(4/50*1/(1+1/120000*2*PI()*[.B55]))" office:value-type="float" office:value="-34.2815478925083">
            <text:p>-34.2815478925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55]))" office:value-type="float" office:value="-111.526645414842">
            <text:p>-111.5266</text:p>
          </table:table-cell>
          <table:table-cell table:style-name="ce4" table:formula="of:=20*LOG(1+[.$G$3]*2*PI()*[.B55])" office:value-type="float" office:value="12.3433476323471">
            <text:p>12.34335</text:p>
          </table:table-cell>
          <table:table-cell table:style-name="ce6" table:formula="of:=[.B55]" office:value-type="float" office:value="60000">
            <text:p>60000</text:p>
          </table:table-cell>
          <table:table-cell table:style-name="ce9" table:formula="of:=[.C55]+[.D55]++[.E55]+[.F55]+[.G55]" office:value-type="float" office:value="-55.9636204071696">
            <text:p>-55.9636204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0000">
            <text:p>70000</text:p>
          </table:table-cell>
          <table:table-cell table:style-name="ce2" table:formula="of:=20*LOG(4/50*1/(1+1/120000*2*PI()*[.B56]))" office:value-type="float" office:value="-35.3155896416801">
            <text:p>-35.3155896417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56]))" office:value-type="float" office:value="-112.865577916029">
            <text:p>-112.8656</text:p>
          </table:table-cell>
          <table:table-cell table:style-name="ce4" table:formula="of:=20*LOG(1+[.$G$3]*2*PI()*[.B56])" office:value-type="float" office:value="13.377389381519">
            <text:p>13.37739</text:p>
          </table:table-cell>
          <table:table-cell table:style-name="ce6" table:formula="of:=[.B56]" office:value-type="float" office:value="70000">
            <text:p>70000</text:p>
          </table:table-cell>
          <table:table-cell table:style-name="ce9" table:formula="of:=[.C56]+[.D56]++[.E56]+[.F56]+[.G56]" office:value-type="float" office:value="-57.302552908356">
            <text:p>-57.3025529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0000">
            <text:p>80000</text:p>
          </table:table-cell>
          <table:table-cell table:style-name="ce2" table:formula="of:=20*LOG(4/50*1/(1+1/120000*2*PI()*[.B57]))" office:value-type="float" office:value="-36.239522489841">
            <text:p>-36.2395224898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57]))" office:value-type="float" office:value="-114.025414387012">
            <text:p>-114.0254</text:p>
          </table:table-cell>
          <table:table-cell table:style-name="ce4" table:formula="of:=20*LOG(1+[.$G$3]*2*PI()*[.B57])" office:value-type="float" office:value="14.3013222296799">
            <text:p>14.30132</text:p>
          </table:table-cell>
          <table:table-cell table:style-name="ce6" table:formula="of:=[.B57]" office:value-type="float" office:value="80000">
            <text:p>80000</text:p>
          </table:table-cell>
          <table:table-cell table:style-name="ce9" table:formula="of:=[.C57]+[.D57]++[.E57]+[.F57]+[.G57]" office:value-type="float" office:value="-58.4623893793395">
            <text:p>-58.4623893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0000">
            <text:p>90000</text:p>
          </table:table-cell>
          <table:table-cell table:style-name="ce2" table:formula="of:=20*LOG(4/50*1/(1+1/120000*2*PI()*[.B58]))" office:value-type="float" office:value="-37.0745557141049">
            <text:p>-37.0745557141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58]))" office:value-type="float" office:value="-115.04846291596">
            <text:p>-115.0485</text:p>
          </table:table-cell>
          <table:table-cell table:style-name="ce4" table:formula="of:=20*LOG(1+[.$G$3]*2*PI()*[.B58])" office:value-type="float" office:value="15.1363554539438">
            <text:p>15.13636</text:p>
          </table:table-cell>
          <table:table-cell table:style-name="ce6" table:formula="of:=[.B58]" office:value-type="float" office:value="90000">
            <text:p>90000</text:p>
          </table:table-cell>
          <table:table-cell table:style-name="ce9" table:formula="of:=[.C58]+[.D58]++[.E58]+[.F58]+[.G58]" office:value-type="float" office:value="-59.4854379082876">
            <text:p>-59.4854379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000">
            <text:p>100000</text:p>
          </table:table-cell>
          <table:table-cell table:style-name="ce2" table:formula="of:=20*LOG(4/50*1/(1+1/120000*2*PI()*[.B59]))" office:value-type="float" office:value="-37.8363053362501">
            <text:p>-37.8363053363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59]))" office:value-type="float" office:value="-115.963611191174">
            <text:p>-115.9636</text:p>
          </table:table-cell>
          <table:table-cell table:style-name="ce4" table:formula="of:=20*LOG(1+[.$G$3]*2*PI()*[.B59])" office:value-type="float" office:value="15.898105076089">
            <text:p>15.89811</text:p>
          </table:table-cell>
          <table:table-cell table:style-name="ce6" table:formula="of:=[.B59]" office:value-type="float" office:value="100000">
            <text:p>100000</text:p>
          </table:table-cell>
          <table:table-cell table:style-name="ce9" table:formula="of:=[.C59]+[.D59]++[.E59]+[.F59]+[.G59]" office:value-type="float" office:value="-60.4005861835011">
            <text:p>-60.400586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00000">
            <text:p>200000</text:p>
          </table:table-cell>
          <table:table-cell table:style-name="ce2" table:formula="of:=20*LOG(4/50*1/(1+1/120000*2*PI()*[.B60]))" office:value-type="float" office:value="-43.1309644857894">
            <text:p>-43.1309644858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60]))" office:value-type="float" office:value="-121.984204192451">
            <text:p>-121.9842</text:p>
          </table:table-cell>
          <table:table-cell table:style-name="ce4" table:formula="of:=20*LOG(1+[.$G$3]*2*PI()*[.B60])" office:value-type="float" office:value="21.1927642256283">
            <text:p>21.19276</text:p>
          </table:table-cell>
          <table:table-cell table:style-name="ce6" table:formula="of:=[.B60]" office:value-type="float" office:value="200000">
            <text:p>200000</text:p>
          </table:table-cell>
          <table:table-cell table:style-name="ce9" table:formula="of:=[.C60]+[.D60]++[.E60]+[.F60]+[.G60]" office:value-type="float" office:value="-66.4211791847776">
            <text:p>-66.421179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00000">
            <text:p>300000</text:p>
          </table:table-cell>
          <table:table-cell table:style-name="ce2" table:formula="of:=20*LOG(4/50*1/(1+1/120000*2*PI()*[.B61]))" office:value-type="float" office:value="-46.3966704963266">
            <text:p>-46.3966704963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61]))" office:value-type="float" office:value="-125.506027069562">
            <text:p>-125.5060</text:p>
          </table:table-cell>
          <table:table-cell table:style-name="ce4" table:formula="of:=20*LOG(1+[.$G$3]*2*PI()*[.B61])" office:value-type="float" office:value="24.4584702361655">
            <text:p>24.45847</text:p>
          </table:table-cell>
          <table:table-cell table:style-name="ce6" table:formula="of:=[.B61]" office:value-type="float" office:value="300000">
            <text:p>300000</text:p>
          </table:table-cell>
          <table:table-cell table:style-name="ce9" table:formula="of:=[.C61]+[.D61]++[.E61]+[.F61]+[.G61]" office:value-type="float" office:value="-69.943002061889">
            <text:p>-69.9430020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00000">
            <text:p>400000</text:p>
          </table:table-cell>
          <table:table-cell table:style-name="ce2" table:formula="of:=20*LOG(4/50*1/(1+1/120000*2*PI()*[.B62]))" office:value-type="float" office:value="-48.764496766327">
            <text:p>-48.7644967663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62]))" office:value-type="float" office:value="-128.004800649727">
            <text:p>-128.0048</text:p>
          </table:table-cell>
          <table:table-cell table:style-name="ce4" table:formula="of:=20*LOG(1+[.$G$3]*2*PI()*[.B62])" office:value-type="float" office:value="26.8262965061658">
            <text:p>26.82630</text:p>
          </table:table-cell>
          <table:table-cell table:style-name="ce6" table:formula="of:=[.B62]" office:value-type="float" office:value="400000">
            <text:p>400000</text:p>
          </table:table-cell>
          <table:table-cell table:style-name="ce9" table:formula="of:=[.C62]+[.D62]++[.E62]+[.F62]+[.G62]" office:value-type="float" office:value="-72.4417756420537">
            <text:p>-72.4417756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500000">
            <text:p>500000</text:p>
          </table:table-cell>
          <table:table-cell table:style-name="ce2" table:formula="of:=20*LOG(4/50*1/(1+1/120000*2*PI()*[.B63]))" office:value-type="float" office:value="-50.6231697440177">
            <text:p>-50.6231697440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63]))" office:value-type="float" office:value="-129.943000218687">
            <text:p>-129.9430</text:p>
          </table:table-cell>
          <table:table-cell table:style-name="ce4" table:formula="of:=20*LOG(1+[.$G$3]*2*PI()*[.B63])" office:value-type="float" office:value="28.6849694838566">
            <text:p>28.68497</text:p>
          </table:table-cell>
          <table:table-cell table:style-name="ce6" table:formula="of:=[.B63]" office:value-type="float" office:value="500000">
            <text:p>500000</text:p>
          </table:table-cell>
          <table:table-cell table:style-name="ce9" table:formula="of:=[.C63]+[.D63]++[.E63]+[.F63]+[.G63]" office:value-type="float" office:value="-74.3799752110139">
            <text:p>-74.379975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00000">
            <text:p>600000</text:p>
          </table:table-cell>
          <table:table-cell table:style-name="ce2" table:formula="of:=20*LOG(4/50*1/(1+1/120000*2*PI()*[.B64]))" office:value-type="float" office:value="-52.1533690489855">
            <text:p>-52.1533690490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64]))" office:value-type="float" office:value="-131.526624678839">
            <text:p>-131.5266</text:p>
          </table:table-cell>
          <table:table-cell table:style-name="ce4" table:formula="of:=20*LOG(1+[.$G$3]*2*PI()*[.B64])" office:value-type="float" office:value="30.2151687888244">
            <text:p>30.21517</text:p>
          </table:table-cell>
          <table:table-cell table:style-name="ce6" table:formula="of:=[.B64]" office:value-type="float" office:value="600000">
            <text:p>600000</text:p>
          </table:table-cell>
          <table:table-cell table:style-name="ce9" table:formula="of:=[.C64]+[.D64]++[.E64]+[.F64]+[.G64]" office:value-type="float" office:value="-75.9635996711658">
            <text:p>-75.9635996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00000">
            <text:p>700000</text:p>
          </table:table-cell>
          <table:table-cell table:style-name="ce2" table:formula="of:=20*LOG(4/50*1/(1+1/120000*2*PI()*[.B65]))" office:value-type="float" office:value="-53.4539414885668">
            <text:p>-53.4539414886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65]))" office:value-type="float" office:value="-132.865560142308">
            <text:p>-132.8656</text:p>
          </table:table-cell>
          <table:table-cell table:style-name="ce4" table:formula="of:=20*LOG(1+[.$G$3]*2*PI()*[.B65])" office:value-type="float" office:value="31.5157412284057">
            <text:p>31.51574</text:p>
          </table:table-cell>
          <table:table-cell table:style-name="ce6" table:formula="of:=[.B65]" office:value-type="float" office:value="700000">
            <text:p>700000</text:p>
          </table:table-cell>
          <table:table-cell table:style-name="ce9" table:formula="of:=[.C65]+[.D65]++[.E65]+[.F65]+[.G65]" office:value-type="float" office:value="-77.3025351346347">
            <text:p>-77.3025351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00000">
            <text:p>800000</text:p>
          </table:table-cell>
          <table:table-cell table:style-name="ce2" table:formula="of:=20*LOG(4/50*1/(1+1/120000*2*PI()*[.B66]))" office:value-type="float" office:value="-54.584896306733">
            <text:p>-54.5848963067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66]))" office:value-type="float" office:value="-134.025398835004">
            <text:p>-134.0254</text:p>
          </table:table-cell>
          <table:table-cell table:style-name="ce4" table:formula="of:=20*LOG(1+[.$G$3]*2*PI()*[.B66])" office:value-type="float" office:value="32.6466960465718">
            <text:p>32.64670</text:p>
          </table:table-cell>
          <table:table-cell table:style-name="ce6" table:formula="of:=[.B66]" office:value-type="float" office:value="800000">
            <text:p>800000</text:p>
          </table:table-cell>
          <table:table-cell table:style-name="ce9" table:formula="of:=[.C66]+[.D66]++[.E66]+[.F66]+[.G66]" office:value-type="float" office:value="-78.462373827331">
            <text:p>-78.4623738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00000">
            <text:p>900000</text:p>
          </table:table-cell>
          <table:table-cell table:style-name="ce2" table:formula="of:=20*LOG(4/50*1/(1+1/120000*2*PI()*[.B67]))" office:value-type="float" office:value="-55.5854147332976">
            <text:p>-55.5854147333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67]))" office:value-type="float" office:value="-135.048449091951">
            <text:p>-135.0484</text:p>
          </table:table-cell>
          <table:table-cell table:style-name="ce4" table:formula="of:=20*LOG(1+[.$G$3]*2*PI()*[.B67])" office:value-type="float" office:value="33.6472144731365">
            <text:p>33.64721</text:p>
          </table:table-cell>
          <table:table-cell table:style-name="ce6" table:formula="of:=[.B67]" office:value-type="float" office:value="900000">
            <text:p>900000</text:p>
          </table:table-cell>
          <table:table-cell table:style-name="ce9" table:formula="of:=[.C67]+[.D67]++[.E67]+[.F67]+[.G67]" office:value-type="float" office:value="-79.4854240842783">
            <text:p>-79.4854240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0000">
            <text:p>1000000</text:p>
          </table:table-cell>
          <table:table-cell table:style-name="ce2" table:formula="of:=20*LOG(4/50*1/(1+1/120000*2*PI()*[.B68]))" office:value-type="float" office:value="-56.4824967476146">
            <text:p>-56.4824967476</text:p>
          </table:table-cell>
          <table:table-cell table:formula="of:=20*LOG([.$D$1]/[.$D$2])" office:value-type="float" office:value="17.501225267834">
            <text:p>17.5012252678</text:p>
          </table:table-cell>
          <table:table-cell table:formula="of:=20*LOG([.$E$3])" office:value-type="float" office:value="60">
            <text:p>60</text:p>
          </table:table-cell>
          <table:table-cell table:style-name="ce3" table:formula="of:=20*LOG(1/(1+2*PI()*[.B68]))" office:value-type="float" office:value="-135.963598749564">
            <text:p>-135.9636</text:p>
          </table:table-cell>
          <table:table-cell table:style-name="ce4" table:formula="of:=20*LOG(1+[.$G$3]*2*PI()*[.B68])" office:value-type="float" office:value="34.5442964874535">
            <text:p>34.54430</text:p>
          </table:table-cell>
          <table:table-cell table:style-name="ce7" table:formula="of:=[.B68]" office:value-type="float" office:value="1000000">
            <text:p>1000000</text:p>
          </table:table-cell>
          <table:table-cell table:style-name="ce9" table:formula="of:=[.C68]+[.D68]++[.E68]+[.F68]+[.G68]" office:value-type="float" office:value="-80.4005737418916">
            <text:p>-80.40057374</text:p>
          </table:table-cell>
          <table:table-cell table:number-columns-repeated="1015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8/04/2017</text:date>, <text:time>18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7-08-04T18:21:39</meta:creation-date>
    <dc:date>2017-08-04T18:45:46</dc:date>
    <dc:creator>Jim Kueneman</dc:creator>
    <meta:editing-duration>PT24M9S</meta:editing-duration>
    <meta:editing-cycles>3</meta:editing-cycles>
    <meta:generator>OpenOffice/4.1.1$Unix OpenOffice.org_project/411m6$Build-9775</meta:generator>
    <meta:document-statistic meta:table-count="3" meta:cell-count="5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7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3cm" xlink:href=".." xlink:type="simple" chart:class="chart:scatter" chart:style-name="ch1">
        <chart:title svg:x="6.617cm" svg:y="0.315cm" chart:style-name="ch2">
          <text:p>Loopgain (T)</text:p>
        </chart:title>
        <chart:legend chart:legend-position="end" svg:x="12.572cm" svg:y="4.216cm" style:legend-expansion="high" chart:style-name="ch3"/>
        <chart:plot-area chart:style-name="ch4" table:cell-range-address="Sheet1.H4:Sheet1.I68" chart:data-source-has-labels="both" svg:x="1.319cm" svg:y="1.648cm" svg:width="10.613cm" svg:height="6.233cm">
          <chartooo:coordinate-region svg:x="2.001cm" svg:y="1.847cm" svg:width="9.245cm" svg:height="5.835cm"/>
          <chart:axis chart:dimension="x" chart:name="primary-x" chart:style-name="ch5" chartooo:axis-type="auto">
            <chart:title svg:x="6.24cm" svg:y="8.061cm" chart:style-name="ch6">
              <text:p>Freq</text:p>
            </chart:title>
            <chart:categories table:cell-range-address="Sheet1.H5:Sheet1.H68"/>
            <chart:grid chart:style-name="ch7" chart:class="major"/>
          </chart:axis>
          <chart:axis chart:dimension="y" chart:name="primary-y" chart:style-name="ch8">
            <chart:title svg:x="0.451cm" svg:y="5.159cm" chart:style-name="ch9">
              <text:p>Gain</text:p>
            </chart:title>
            <chart:grid chart:style-name="ch7" chart:class="major"/>
          </chart:axis>
          <chart:series chart:style-name="ch10" chart:values-cell-range-address="Sheet1.I5:Sheet1.I68" chart:label-cell-address="Sheet1.I4:Sheet1.I4" chart:class="chart:scatter">
            <chart:domain table:cell-range-address="Sheet1.H5:Sheet1.H68"/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Gain (T)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H5:Sheet1.H68</svg:desc>
                </draw:g>
              </table:table-cell>
              <table:table-cell office:value-type="float" office:value="51.3282377017489">
                <text:p>51.3282377017489</text:p>
                <draw:g>
                  <svg:desc>Sheet1.I5:Sheet1.I68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48.4937906793767">
                <text:p>48.493790679376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6.3602423578792">
                <text:p>46.360242357879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4.6487842696972">
                <text:p>44.648784269697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3.2196773753257">
                <text:p>43.219677375325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41.9928191565316">
                <text:p>41.992819156531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40.9179977780485">
                <text:p>40.917997778048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9.9616522542527">
                <text:p>39.961652254252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39.1002376922304">
                <text:p>39.100237692230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8.3165978093791">
                <text:p>38.31659780937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.9137514634385">
                <text:p>32.913751463438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9.6080091060757">
                <text:p>29.608009106075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.2193256473673">
                <text:p>27.219325647367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5.3478562188485">
                <text:p>25.347856218848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3.8090050489363">
                <text:p>23.809005048936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2.5021924044415">
                <text:p>22.50219240444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.366524030524">
                <text:p>21.3665240305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0.362319521918">
                <text:p>20.3623195219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4622759595362">
                <text:p>19.46227595953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5099811834974">
                <text:p>13.50998118349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0110442710212">
                <text:p>10.01104427102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52373633038756">
                <text:p>7.523736330387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59242341844476">
                <text:p>5.592423418444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01339309885539">
                <text:p>4.013393098855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67774065300947">
                <text:p>2.677740653009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52036503828234">
                <text:p>1.5203650382823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99230991744259">
                <text:p>0.4992309917442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414385393050485">
                <text:p>-0.41438539305048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6.42808153538053">
                <text:p>-6.4280815353805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9.94760423957301">
                <text:p>-9.9476042395730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12.4452275043581">
                <text:p>-12.445227504358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14.3827368108129">
                <text:p>-14.382736810812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-15.9659010654234">
                <text:p>-15.965901065423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-17.3045077956895">
                <text:p>-17.304507795689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-18.4640999303023">
                <text:p>-18.464099930302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-19.4869584150029">
                <text:p>-19.48695841500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20.4019546517641">
                <text:p>-20.401954651764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26.421863446404">
                <text:p>-26.42186344640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29.943458242417">
                <text:p>-29.94345824241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32.4421177797411">
                <text:p>-32.442117779741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34.3802489222638">
                <text:p>-34.380248922263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-35.9638277644851">
                <text:p>-35.963827764485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-37.3027306435683">
                <text:p>-37.302730643568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38.4625448978933">
                <text:p>-38.462544897893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-39.4855761471702">
                <text:p>-39.485576147170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40.4007105986165">
                <text:p>-40.400710598616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-46.4212413926076">
                <text:p>-46.421241392607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-49.9430435338362">
                <text:p>-49.943043533836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-52.4418067460367">
                <text:p>-52.441806746036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-54.3800000942112">
                <text:p>-54.380000094211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-55.9636204071696">
                <text:p>-55.963620407169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-57.302552908356">
                <text:p>-57.30255290835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-58.4623893793395">
                <text:p>-58.462389379339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-59.4854379082876">
                <text:p>-59.485437908287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-60.4005861835011">
                <text:p>-60.400586183501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-66.4211791847776">
                <text:p>-66.421179184777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-69.943002061889">
                <text:p>-69.94300206188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-72.4417756420537">
                <text:p>-72.441775642053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-74.3799752110139">
                <text:p>-74.379975211013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-75.9635996711658">
                <text:p>-75.9635996711658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-77.3025351346347">
                <text:p>-77.302535134634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-78.462373827331">
                <text:p>-78.46237382733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-79.4854240842783">
                <text:p>-79.485424084278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-80.4005737418916">
                <text:p>-80.4005737418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